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WrapperInOrderWrapper.VerificationWrapperInOrderWrapper( VerificationWrapper &lt; ? &gt; verificationWrapper , InOrderImpl in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rificationWrapperInOrderWrapper.wrapInOrder( VerificationWrapper &lt; ? &gt; verificationWrapper , VerificationMode verificationMode , InOrderImpl inOr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VerificationWrapperInOrderWrapper.verify( Verification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